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6"/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2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2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6])" office:value-type="float" office:value="172.2" calcext:value-type="float">
            <text:p>172.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2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2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table:style-name="ce2"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0:.C23])" office:value-type="float" office:value="991.04" calcext:value-type="float">
            <text:p>9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2"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table:style-name="ce2"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7:.C29])" office:value-type="float" office:value="47.31" calcext:value-type="float">
            <text:p>47.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mbrella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 Larson donation</text:p>
          </table:table-cell>
          <table:table-cell table:style-name="ce2"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table:style-name="ce3"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table:style-name="ce3"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1" table:formula="of:=SUM([.C32:.C36])" office:value-type="float" office:value="62.92" calcext:value-type="float">
            <text:p>62.92</text:p>
          </table:table-cell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income tax on $3100</text:p>
          </table:table-cell>
          <table:table-cell table:style-name="ce2"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2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2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table:style-name="ce2"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table:style-name="ce2"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table:style-name="ce2"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table:style-name="ce2"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table:style-name="ce2"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table:style-name="ce2"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2"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41:.C51])" office:value-type="float" office:value="1405.38" calcext:value-type="float">
            <text:p>1405.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53])" office:value-type="float" office:value="2678.85" calcext:value-type="float">
            <text:p>2678.85</text:p>
          </table:table-cell>
          <table:table-cell table:formula="of:=SUM([.D1:.D53])" office:value-type="float" office:value="2678.85" calcext:value-type="float">
            <text:p>2678.8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2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table:style-name="ce2"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table:style-name="ce2"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table:style-name="ce2"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table:style-name="ce3"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table:style-name="ce3"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58:.C65])" office:value-type="float" office:value="-705.52" calcext:value-type="float">
            <text:p>-705.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54];[.D66])" office:value-type="float" office:value="1973.33" calcext:value-type="float">
            <text:p>1973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00-00-00</text:date>, <text:time style:data-style-name="N2" text:time-value="16:31:45.58409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22:35:32.271179476</dc:date>
    <meta:editing-duration>P1DT7H51M45S</meta:editing-duration>
    <meta:editing-cycles>154</meta:editing-cycles>
    <meta:generator>LibreOffice/5.1.6.2$Linux_X86_64 LibreOffice_project/10m0$Build-2</meta:generator>
    <meta:document-statistic meta:table-count="4" meta:cell-count="502" meta:object-count="0"/>
  </office:meta>
</office:document-meta>
</file>